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B000001D1B3C3C60FEB3BB328.png" manifest:media-type="image/png"/>
  <manifest:file-entry manifest:full-path="Pictures/10000001000004E1000002D794DAEDC630B6D8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43f48" officeooo:paragraph-rsid="00143f48" style:font-size-asian="24.5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1.316cm" svg:y="2.355cm" svg:width="19.528cm" svg:height="12.222cm" draw:z-index="0"><draw:image xlink:href="Pictures/10000001000004E1000002D794DAEDC630B6D84B.png" xlink:type="simple" xlink:show="embed" xlink:actuate="onLoad" draw:mime-type="image/png"/></draw:frame>Assignment 3<draw:frame draw:style-name="fr1" draw:name="Image2" text:anchor-type="char" svg:x="-1.58cm" svg:y="15.623cm" svg:width="19.951cm" svg:height="10.702cm" draw:z-index="1"><draw:image xlink:href="Pictures/10000001000002EB000001D1B3C3C60FEB3BB3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6:36:04.577162788</meta:creation-date>
    <dc:date>2023-10-21T16:38:31.233405831</dc:date>
    <meta:editing-duration>PT2M27S</meta:editing-duration>
    <meta:editing-cycles>1</meta:editing-cycles>
    <meta:document-statistic meta:table-count="0" meta:image-count="2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